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99ccff" draw:textarea-horizontal-align="center" draw:textarea-vertical-align="middle"/>
    </style:style>
    <style:style style:name="gr2" style:family="graphic" style:parent-style-name="standard">
      <style:graphic-properties draw:stroke="none" draw:fill="solid" draw:fill-color="#ff00ff" draw:textarea-horizontal-align="center" draw:textarea-vertical-align="middle" draw:shadow="hidden"/>
    </style:style>
    <style:style style:name="gr3" style:family="graphic" style:parent-style-name="standard">
      <style:graphic-properties draw:stroke="none" draw:fill="solid" draw:fill-color="#00b8ff" draw:opacity="100%" draw:opacity-name="" draw:textarea-horizontal-align="center" draw:textarea-vertical-align="middle" draw:shadow="hidden"/>
    </style:style>
    <style:style style:name="gr4" style:family="graphic" style:parent-style-name="standard">
      <style:graphic-properties draw:stroke="none" draw:fill="solid" draw:fill-color="#3deb3d" draw:textarea-horizontal-align="center" draw:textarea-vertical-align="middle"/>
    </style:style>
    <style:style style:name="gr5" style:family="graphic" style:parent-style-name="standard">
      <style:graphic-properties draw:stroke="none" draw:fill="solid" draw:fill-color="#ff00ff" draw:textarea-horizontal-align="center" draw:textarea-vertical-align="middle"/>
    </style:style>
    <style:style style:name="gr6" style:family="graphic" style:parent-style-name="standard">
      <style:graphic-properties draw:stroke="none" draw:fill="solid" draw:fill-color="#aecf00" draw:textarea-horizontal-align="center" draw:textarea-vertical-align="middle"/>
    </style:style>
    <style:style style:name="gr7" style:family="graphic" style:parent-style-name="standard">
      <style:graphic-properties draw:stroke="none" draw:fill="solid" draw:fill-color="#9999ff" draw:textarea-horizontal-align="center" draw:textarea-vertical-align="middle"/>
    </style:style>
    <style:style style:name="gr8" style:family="graphic" style:parent-style-name="standard">
      <style:graphic-properties draw:stroke="none" draw:fill="solid" draw:fill-color="#c0c0c0" draw:textarea-horizontal-align="center" draw:textarea-vertical-align="middle"/>
    </style:style>
    <style:style style:name="gr9" style:family="graphic" style:parent-style-name="standard">
      <style:graphic-properties draw:stroke="none" draw:fill="solid" draw:fill-color="#e6e6e6" draw:textarea-horizontal-align="center" draw:textarea-vertical-align="middle"/>
    </style:style>
    <style:style style:name="gr10" style:family="graphic" style:parent-style-name="standard">
      <style:graphic-properties svg:stroke-color="#999999" draw:marker-start="Arrow" draw:marker-start-width="0.3cm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svg:stroke-color="#999999"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svg:stroke-color="#999999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5.21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3pt" style:font-size-asian="13pt" style:font-size-complex="13pt"/>
    </style:style>
    <style:style style:name="P3" style:family="paragraph">
      <style:paragraph-properties fo:margin-left="0cm" fo:margin-right="0cm" fo:text-align="center" fo:text-indent="0cm"/>
      <style:text-properties fo:font-size="15pt" fo:font-weight="bold" style:font-size-asian="15pt" style:font-weight-asian="bold" style:font-size-complex="15pt" style:font-weight-complex="bold"/>
    </style:style>
    <style:style style:name="P4" style:family="paragraph">
      <style:paragraph-properties fo:margin-left="0cm" fo:margin-right="0cm" fo:text-align="center" fo:text-indent="0cm"/>
      <style:text-properties fo:font-family="'Segoe UI Light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ellipse draw:style-name="gr1" draw:text-style-name="P2" xml:id="id3" draw:id="id3" draw:layer="layout" svg:width="3.81cm" svg:height="2.54cm" svg:x="6.08cm" svg:y="8.62cm">
          <text:p text:style-name="P1"><text:span text:style-name="T1">Example.net</text:span></text:p>
        </draw:ellipse>
        <draw:rect draw:style-name="gr2" draw:text-style-name="P3" xml:id="id4" draw:id="id4" draw:layer="layout" svg:width="3.81cm" svg:height="2.54cm" svg:x="12.43cm" svg:y="7.985cm">
          <text:p text:style-name="P1"><text:span text:style-name="T2">CVPCB</text:span></text:p>
        </draw:rect>
        <draw:rect draw:style-name="gr3" draw:text-style-name="P4" xml:id="id1" draw:id="id1" draw:layer="layout" svg:width="4.445cm" svg:height="2.54cm" svg:x="2.27cm" svg:y="4.175cm">
          <text:p text:style-name="P1"><text:span text:style-name="T2">EESCHEMA</text:span></text:p>
        </draw:rect>
        <draw:rect draw:style-name="gr4" draw:text-style-name="P3" xml:id="id6" draw:id="id6" draw:layer="layout" svg:width="4.445cm" svg:height="2.54cm" svg:x="8.62cm" svg:y="16.875cm">
          <text:p text:style-name="P1"><text:span text:style-name="T3">PCBNEW</text:span></text:p>
        </draw:rect>
        <draw:ellipse draw:style-name="gr1" draw:text-style-name="P2" xml:id="id2" draw:id="id2" draw:layer="layout" svg:width="3.81cm" svg:height="2.54cm" svg:x="9.255cm" svg:y="1.635cm">
          <text:p text:style-name="P1"><text:span text:style-name="T1">Example.sch</text:span></text:p>
        </draw:ellipse>
        <draw:ellipse draw:style-name="gr5" draw:text-style-name="P2" xml:id="id5" draw:id="id5" draw:layer="layout" svg:width="3.81cm" svg:height="1.905cm" svg:x="2.905cm" svg:y="12.43cm">
          <text:p text:style-name="P1"><text:span text:style-name="T1">Example.stf</text:span></text:p>
        </draw:ellipse>
        <draw:ellipse draw:style-name="gr5" draw:text-style-name="P2" xml:id="id14" draw:id="id14" draw:layer="layout" svg:width="3.81cm" svg:height="1.905cm" svg:x="9.89cm" svg:y="12.43cm">
          <text:p text:style-name="P1"><text:span text:style-name="T1">Example.cmp</text:span></text:p>
        </draw:ellipse>
        <draw:ellipse draw:style-name="gr6" draw:text-style-name="P2" xml:id="id7" draw:id="id7" draw:layer="layout" svg:width="3.81cm" svg:height="1.905cm" svg:x="9.89cm" svg:y="21.955cm">
          <text:p text:style-name="P1"><text:span text:style-name="T1">Example.brd</text:span></text:p>
        </draw:ellipse>
        <draw:ellipse draw:style-name="gr6" draw:text-style-name="P2" xml:id="id12" draw:id="id12" draw:layer="layout" svg:width="3.81cm" svg:height="1.905cm" svg:x="15.605cm" svg:y="12.43cm">
          <text:p text:style-name="P1"><text:span text:style-name="T1">Library.mod</text:span></text:p>
        </draw:ellipse>
        <draw:ellipse draw:style-name="gr7" draw:text-style-name="P2" xml:id="id15" draw:id="id15" draw:layer="layout" svg:width="3.81cm" svg:height="2.54cm" svg:x="15.605cm" svg:y="21.32cm">
          <text:p text:style-name="P1"><text:span text:style-name="T1">Gerber</text:span></text:p>
          <text:p text:style-name="P1"><text:span text:style-name="T1">*.pho</text:span></text:p>
        </draw:ellipse>
        <draw:ellipse draw:style-name="gr7" draw:text-style-name="P2" xml:id="id11" draw:id="id11" draw:layer="layout" svg:width="3.81cm" svg:height="2.54cm" svg:x="15.605cm" svg:y="17.51cm">
          <text:p text:style-name="P1"><text:span text:style-name="T1">Drill File</text:span></text:p>
          <text:p text:style-name="P1"><text:span text:style-name="T1">Example.drl</text:span></text:p>
        </draw:ellipse>
        <draw:rect draw:style-name="gr8" draw:text-style-name="P3" xml:id="id9" draw:id="id9" draw:layer="layout" svg:width="3.81cm" svg:height="2.54cm" svg:x="2.905cm" svg:y="18.145cm">
          <text:p text:style-name="P1"><text:span text:style-name="T3">Spectra</text:span></text:p>
          <text:p text:style-name="P1"><text:span text:style-name="T3">FreeRoute</text:span></text:p>
        </draw:rect>
        <draw:ellipse draw:style-name="gr9" draw:text-style-name="P2" xml:id="id10" draw:id="id10" draw:layer="layout" svg:width="3.81cm" svg:height="1.905cm" svg:x="2.905cm" svg:y="14.97cm">
          <text:p text:style-name="P1"><text:span text:style-name="T1">Example.ses</text:span></text:p>
        </draw:ellipse>
        <draw:ellipse draw:style-name="gr9" draw:text-style-name="P2" xml:id="id8" draw:id="id8" draw:layer="layout" svg:width="3.81cm" svg:height="1.905cm" svg:x="2.905cm" svg:y="21.955cm">
          <text:p text:style-name="P1"><text:span text:style-name="T1">Example.dsn</text:span></text:p>
        </draw:ellipse>
        <draw:connector draw:style-name="gr10" draw:text-style-name="P5" draw:layer="layout" draw:type="line" svg:x1="4.492cm" svg:y1="4.175cm" svg:x2="9.255cm" svg:y2="2.905cm" draw:start-shape="id1" draw:start-glue-point="0" draw:end-shape="id2" draw:end-glue-point="3" svg:d="m4492 4175 4763-1270">
          <text:p/>
        </draw:connector>
        <draw:connector draw:style-name="gr11" draw:text-style-name="P5" draw:layer="layout" draw:type="lines" svg:x1="4.492cm" svg:y1="6.715cm" svg:x2="6.08cm" svg:y2="9.89cm" draw:start-shape="id1" draw:start-glue-point="2" draw:end-shape="id3" svg:d="m4492 6715v500l1088 2675h500">
          <text:p/>
        </draw:connector>
        <draw:connector draw:style-name="gr10" draw:text-style-name="P5" draw:layer="layout" draw:type="lines" svg:x1="9.89cm" svg:y1="9.89cm" svg:x2="12.43cm" svg:y2="9.255cm" draw:start-shape="id3" draw:start-glue-point="1" draw:end-shape="id4" draw:end-glue-point="3" svg:d="m9890 9890h500l1540-635h500">
          <text:p/>
        </draw:connector>
        <draw:connector draw:style-name="gr11" draw:text-style-name="P5" draw:layer="layout" draw:type="lines" svg:x1="2.905cm" svg:y1="13.382cm" svg:x2="2.27cm" svg:y2="5.445cm" draw:start-shape="id5" draw:start-glue-point="3" draw:end-shape="id1" draw:end-glue-point="3" svg:d="m2905 13382h-500l-635-7937h500">
          <text:p/>
        </draw:connector>
        <draw:connector draw:style-name="gr10" draw:text-style-name="P5" draw:layer="layout" draw:type="lines" svg:x1="10.842cm" svg:y1="19.415cm" svg:x2="11.795cm" svg:y2="21.955cm" draw:start-shape="id6" draw:start-glue-point="2" draw:end-shape="id7" svg:d="m10842 19415v500l953 1540v500">
          <text:p/>
        </draw:connector>
        <draw:connector draw:style-name="gr11" draw:text-style-name="P5" draw:layer="layout" draw:type="lines" svg:x1="4.81cm" svg:y1="21.955cm" svg:x2="4.81cm" svg:y2="20.685cm" draw:start-shape="id8" draw:start-glue-point="0" draw:end-shape="id9" draw:end-glue-point="2" svg:d="m4810 21955v-500-270-500">
          <text:p/>
        </draw:connector>
        <draw:connector draw:style-name="gr11" draw:text-style-name="P5" draw:layer="layout" draw:type="lines" svg:x1="4.81cm" svg:y1="18.145cm" svg:x2="4.81cm" svg:y2="16.875cm" draw:start-shape="id9" draw:start-glue-point="0" draw:end-shape="id10" draw:end-glue-point="2" svg:d="m4810 18145v-500-270-500">
          <text:p/>
        </draw:connector>
        <draw:connector draw:style-name="gr11" draw:text-style-name="P5" draw:layer="layout" draw:type="line" svg:x1="6.715cm" svg:y1="15.922cm" svg:x2="8.62cm" svg:y2="18.145cm" draw:start-shape="id10" draw:start-glue-point="1" draw:end-shape="id6" draw:end-glue-point="3" svg:d="m6715 15922 1905 2223">
          <text:p/>
        </draw:connector>
        <draw:connector draw:style-name="gr12" draw:layer="layout" draw:type="curve" draw:line-skew="0.317cm" svg:x1="7.985cm" svg:y1="11.16cm" svg:x2="10.842cm" svg:y2="16.875cm" draw:start-shape="id3" draw:start-glue-point="2" draw:end-shape="id6" draw:end-glue-point="0" svg:d="m7985 11160c0 4762 2857 1905 2857 5715">
          <text:p/>
        </draw:connector>
        <draw:connector draw:style-name="gr11" draw:text-style-name="P5" draw:layer="layout" draw:type="line" svg:x1="12.43cm" svg:y1="9.255cm" svg:x2="6.715cm" svg:y2="13.382cm" draw:start-shape="id4" draw:end-shape="id5" svg:d="m12430 9255-5715 4127">
          <text:p/>
        </draw:connector>
        <draw:connector draw:style-name="gr11" draw:text-style-name="P5" draw:layer="layout" draw:type="line" svg:x1="13.065cm" svg:y1="18.145cm" svg:x2="15.605cm" svg:y2="18.78cm" draw:start-shape="id6" draw:end-shape="id11" draw:end-glue-point="3" svg:d="m13065 18145 2540 635">
          <text:p/>
        </draw:connector>
        <draw:connector draw:style-name="gr11" draw:text-style-name="P5" draw:layer="layout" draw:type="line" svg:x1="8.62cm" svg:y1="18.145cm" svg:x2="6.715cm" svg:y2="22.907cm" draw:start-shape="id6" draw:start-glue-point="3" draw:end-shape="id8" draw:end-glue-point="1" svg:d="m8620 18145-1905 4762">
          <text:p/>
        </draw:connector>
        <draw:frame draw:style-name="gr13" draw:layer="layout" svg:width="9.227cm" svg:height="0.958cm" svg:x="10.823cm" svg:y="25.13cm">
          <draw:text-box>
            <text:p text:style-name="P6"><text:span text:style-name="T4">Zależności między narzędziami</text:span></text:p>
          </draw:text-box>
        </draw:frame>
        <draw:frame draw:style-name="gr13" draw:text-style-name="P7" draw:layer="controls" svg:width="4.435cm" svg:height="0.725cm" svg:x="2.27cm" svg:y="11.07cm">
          <draw:text-box>
            <text:p text:style-name="P6"><text:span text:style-name="T5">Numeracja wsteczna</text:span></text:p>
          </draw:text-box>
        </draw:frame>
        <draw:frame draw:style-name="gr13" draw:text-style-name="P7" draw:layer="controls" svg:width="4.371cm" svg:height="1.199cm" svg:x="13.065cm" svg:y="2.27cm">
          <draw:text-box>
            <text:p text:style-name="P6"><text:span text:style-name="T5">Hierarchiczny</text:span></text:p>
            <text:p text:style-name="P6"><text:span text:style-name="T5">Jeden arkusz na plik</text:span></text:p>
          </draw:text-box>
        </draw:frame>
        <draw:frame draw:style-name="gr14" draw:text-style-name="P8" draw:layer="controls" svg:width="5.715cm" svg:height="1.199cm" svg:x="4.81cm" svg:y="7.35cm">
          <draw:text-box>
            <text:p text:style-name="P6"><text:span text:style-name="T5">Numeracja i generowanie </text:span></text:p>
            <text:p text:style-name="P6"><text:span text:style-name="T5">listy sieci</text:span></text:p>
          </draw:text-box>
        </draw:frame>
        <draw:ellipse draw:style-name="gr1" draw:text-style-name="P2" xml:id="id13" draw:id="id13" draw:layer="controls" svg:width="3.81cm" svg:height="2.54cm" svg:x="9.255cm" svg:y="4.81cm">
          <text:p text:style-name="P1"><text:span text:style-name="T1">symbol.lib</text:span></text:p>
        </draw:ellipse>
        <draw:connector draw:style-name="gr11" draw:text-style-name="P5" draw:layer="controls" draw:type="line" svg:x1="17.51cm" svg:y1="12.43cm" svg:x2="16.24cm" svg:y2="9.255cm" draw:start-shape="id12" draw:start-glue-point="0" draw:end-shape="id4" draw:end-glue-point="1" svg:d="m17510 12430-1270-3175">
          <text:p/>
        </draw:connector>
        <draw:connector draw:style-name="gr10" draw:text-style-name="P5" draw:layer="controls" draw:type="line" svg:x1="10.842cm" svg:y1="16.875cm" svg:x2="17.51cm" svg:y2="14.335cm" draw:start-shape="id6" draw:start-glue-point="0" draw:end-shape="id12" draw:end-glue-point="2" svg:d="m10842 16875 6668-2540">
          <text:p/>
        </draw:connector>
        <draw:connector draw:style-name="gr10" draw:text-style-name="P5" draw:layer="controls" draw:type="line" svg:x1="6.715cm" svg:y1="5.445cm" svg:x2="9.255cm" svg:y2="6.08cm" draw:start-shape="id1" draw:start-glue-point="1" draw:end-shape="id13" draw:end-glue-point="3" svg:d="m6715 5445 2540 635">
          <text:p/>
        </draw:connector>
        <draw:connector draw:style-name="gr11" draw:text-style-name="P5" draw:layer="controls" draw:type="line" svg:x1="14.335cm" svg:y1="10.525cm" svg:x2="11.795cm" svg:y2="12.43cm" draw:start-shape="id4" draw:start-glue-point="2" draw:end-shape="id14" draw:end-glue-point="0" svg:d="m14335 10525-2540 1905">
          <text:p/>
        </draw:connector>
        <draw:connector draw:style-name="gr11" draw:text-style-name="P5" draw:layer="controls" draw:type="curve" svg:x1="11.795cm" svg:y1="14.335cm" svg:x2="10.842cm" svg:y2="16.875cm" draw:start-shape="id14" draw:start-glue-point="2" draw:end-shape="id6" draw:end-glue-point="0" svg:d="m11795 14335c0 1905-953 635-953 2540">
          <text:p/>
        </draw:connector>
        <draw:connector draw:style-name="gr11" draw:text-style-name="P5" draw:layer="controls" draw:type="line" svg:x1="13.065cm" svg:y1="18.145cm" svg:x2="17.51cm" svg:y2="21.32cm" draw:start-shape="id6" draw:end-shape="id15" draw:end-glue-point="0" svg:d="m13065 18145 4445 317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opacity draw:name="Transparency_20_1" draw:display-name="Transparency 1" draw:style="linear" draw:start="100%" draw:end="0%" draw:angle="0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0.1$Win32 OpenOffice.org_project/401m5$Build-9714</meta:generator>
    <meta:initial-creator>root</meta:initial-creator>
    <meta:creation-date>2009-06-17T13:04:25</meta:creation-date>
    <dc:date>2014-03-13T19:00:20.12</dc:date>
    <meta:editing-cycles>8</meta:editing-cycles>
    <meta:editing-duration>PT1H34M5S</meta:editing-duration>
    <meta:document-statistic meta:object-count="37"/>
    <meta:user-defined meta:name="Info 1"/>
    <meta:user-defined meta:name="Info 2"/>
    <meta:user-defined meta:name="Info 3"/>
    <meta:user-defined meta:name="Info 4"/>
  </office:meta>
</office:document-meta>
</file>